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6.71cm" fo:margin-left="0.582cm" fo:margin-right="9.708cm" table:align="margins"/>
    </style:style>
    <style:style style:name="表格1.A" style:family="table-column">
      <style:table-column-properties style:column-width="2.159cm" style:rel-column-width="1224*"/>
    </style:style>
    <style:style style:name="表格1.B" style:family="table-column">
      <style:table-column-properties style:column-width="4.551cm" style:rel-column-width="2580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B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1">订单号码：</text:p>
          </table:table-cell>
          <table:table-cell table:style-name="表格1.B1" office:value-type="string">
            <text:p text:style-name="P2">PO:</text:p>
          </table:table-cell>
        </table:table-row>
        <table:table-row>
          <table:table-cell table:style-name="表格1.A2" office:value-type="string">
            <text:p text:style-name="P1">物料编码：</text:p>
          </table:table-cell>
          <table:table-cell table:style-name="表格1.B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1">品名规格：</text:p>
          </table:table-cell>
          <table:table-cell table:style-name="表格1.B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1">箱号：</text:p>
          </table:table-cell>
          <table:table-cell table:style-name="表格1.B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1">数量：</text:p>
          </table:table-cell>
          <table:table-cell table:style-name="表格1.B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1">生产日期：</text:p>
          </table:table-cell>
          <table:table-cell table:style-name="表格1.B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1">供应商</text:p>
          </table:table-cell>
          <table:table-cell table:style-name="表格1.B2" office:value-type="string">
            <text:p text:style-name="Table_20_Contents"/>
          </table:table-cell>
        </table:table-row>
        <table:table-row>
          <table:table-cell table:style-name="表格1.B2" table:number-columns-spanned="2" office:value-type="string">
            <text:p text:style-name="P1">是否ROHS：Y&lt; <text:s text:c="3"/>&gt; <text:s text:c="5"/>N&lt; <text:s text:c="2"/>&gt; <text:s text:c="3"/></text:p>
          </table:table-cell>
          <table:covered-table-cell/>
        </table:table-row>
        <table:table-row>
          <table:table-cell table:style-name="表格1.A2" office:value-type="string">
            <text:p text:style-name="P1">备注：</text:p>
          </table:table-cell>
          <table:table-cell table:style-name="表格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0:46:29.64</meta:creation-date>
    <meta:document-statistic meta:table-count="1" meta:image-count="0" meta:object-count="0" meta:page-count="1" meta:paragraph-count="10" meta:word-count="21" meta:character-count="65"/>
    <dc:date>2013-01-10T10:51:52.85</dc:date>
    <dc:creator>wang sheng wang</dc:creator>
    <meta:editing-duration>PT5M24S</meta:editing-duration>
    <meta:editing-cycles>1</meta:editing-cycles>
    <meta:generator>OpenOffice.org/3.3$Win32 OpenOffice.org_project/330m20$Build-9567</meta:generator>
  </office:meta>
</office:document-meta>
</file>